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3.9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addr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office:value-type="float" office:value="121.55151" calcext:value-type="float">
            <text:p>121.55151</text:p>
          </table:table-cell>
          <table:table-cell office:value-type="float" office:value="25.08488" calcext:value-type="float">
            <text:p>25.08488</text:p>
          </table:table-cell>
          <table:table-cell office:value-type="string" calcext:value-type="string">
            <text:p>No. 698, Mingshui Rd, Zhongshan District Taipei City, 10491, Taiwan</text:p>
          </table:table-cell>
        </table:table-row>
        <table:table-row table:style-name="ro2"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8" calcext:value-type="float">
            <text:p>121.53508</text:p>
          </table:table-cell>
          <table:table-cell office:value-type="float" office:value="25.05234" calcext:value-type="float">
            <text:p>25.05234</text:p>
          </table:table-cell>
          <table:table-cell office:value-type="string" calcext:value-type="string">
            <text:p>No. 137, Section 2, Nanjing E Rd, Zhongshan District Taipei City, 10491, Taiwan</text:p>
          </table:table-cell>
        </table:table-row>
        <table:table-row table:style-name="ro2"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6" calcext:value-type="float">
            <text:p>121.57646</text:p>
          </table:table-cell>
          <table:table-cell office:value-type="float" office:value="25.04988" calcext:value-type="float">
            <text:p>25.04988</text:p>
          </table:table-cell>
          <table:table-cell office:value-type="string" calcext:value-type="string">
            <text:p>No. 678, Section 4, Bade Rd, Songshan DistrictTaipei City, 105, Taiwan</text:p>
          </table:table-cell>
        </table:table-row>
        <table:table-row table:style-name="ro2"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office:value-type="float" office:value="121.442" calcext:value-type="float">
            <text:p>121.442</text:p>
          </table:table-cell>
          <table:table-cell office:value-type="float" office:value="24.978716" calcext:value-type="float">
            <text:p>24.978716</text:p>
          </table:table-cell>
          <table:table-cell office:value-type="string" calcext:value-type="string">
            <text:p>No. 8, Yuanfu St, Tucheng District New Taipei City, 236, Taiwan</text:p>
          </table:table-cell>
        </table:table-row>
        <table:table-row table:style-name="ro2"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94" calcext:value-type="float">
            <text:p>121.536594</text:p>
          </table:table-cell>
          <table:table-cell office:value-type="float" office:value="25.060288" calcext:value-type="float">
            <text:p>25.060288</text:p>
          </table:table-cell>
          <table:table-cell office:value-type="string" calcext:value-type="string">
            <text:p>No. 196a, Section 2, Jianguo N Rd, Zhongshan District Taipei City, 10491, Taiwan</text:p>
          </table:table-cell>
        </table:table-row>
        <table:table-row table:style-name="ro2"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120.432934" calcext:value-type="float">
            <text:p>120.432934</text:p>
          </table:table-cell>
          <table:table-cell office:value-type="float" office:value="23.709612" calcext:value-type="float">
            <text:p>23.709612</text:p>
          </table:table-cell>
          <table:table-cell office:value-type="string" calcext:value-type="string">
            <text:p>No. 133, Gong'an Rd, Huwei Township, 632, Taiwan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office:value-type="float" office:value="121.547735" calcext:value-type="float">
            <text:p>121.547735</text:p>
          </table:table-cell>
          <table:table-cell office:value-type="float" office:value="25.057556" calcext:value-type="float">
            <text:p>25.057556</text:p>
          </table:table-cell>
          <table:table-cell office:value-type="string" calcext:value-type="string">
            <text:p>14, No. 156, Section 3, Minsheng E Rd, Songshan District, Taipei City, 105, Taiwan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office:value-type="float" office:value="121.54919" calcext:value-type="float">
            <text:p>121.54919</text:p>
          </table:table-cell>
          <table:table-cell office:value-type="float" office:value="25.022218" calcext:value-type="float">
            <text:p>25.022218</text:p>
          </table:table-cell>
          <table:table-cell office:value-type="string" calcext:value-type="string">
            <text:p>No. 335, Section 2, Dunhua S Rd, Da’an District, Taipei City, 106, Taiwan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08" calcext:value-type="float">
            <text:p>121.56508</text:p>
          </table:table-cell>
          <table:table-cell office:value-type="float" office:value="25.042985" calcext:value-type="float">
            <text:p>25.042985</text:p>
          </table:table-cell>
          <table:table-cell office:value-type="string" calcext:value-type="string">
            <text:p>No. 176-1, Section 1, Keelung Rd, Xinyi District, Taipei City, 110 Taiwan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21" calcext:value-type="float">
            <text:p>121.567021</text:p>
          </table:table-cell>
          <table:table-cell office:value-type="float" office:value="25.032741" calcext:value-type="float">
            <text:p>25.032741</text:p>
          </table:table-cell>
          <table:table-cell office:value-type="string" calcext:value-type="string">
            <text:p>3, No. 106, Section 5, Xinyi Rd, Xinyi District, Taipei City, 110, Taiwan</text:p>
          </table:table-cell>
        </table:table-row>
        <table:table-row table:style-name="ro1"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office:value-type="float" office:value="120.439753" calcext:value-type="float">
            <text:p>120.439753</text:p>
          </table:table-cell>
          <table:table-cell office:value-type="float" office:value="23.521645" calcext:value-type="float">
            <text:p>23.521645</text:p>
          </table:table-cell>
          <table:table-cell office:value-type="string" calcext:value-type="string">
            <text:p>No. 121, Section 3, Jianguo Rd, Minxiong Township, Chiayi County, 621, Taiwan</text:p>
          </table:table-cell>
        </table:table-row>
        <table:table-row table:style-name="ro2"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office:value-type="float" office:value="120.244946" calcext:value-type="float">
            <text:p>120.244946</text:p>
          </table:table-cell>
          <table:table-cell office:value-type="float" office:value="23.465792" calcext:value-type="float">
            <text:p>23.465792</text:p>
          </table:table-cell>
          <table:table-cell office:value-type="string" calcext:value-type="string">
            <text:p>No. 37, Shantong Rd, Puzi City, Chiayi County, 613, Taiwan</text:p>
          </table:table-cell>
        </table:table-row>
        <table:table-row table:style-name="ro2"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office:value-type="float" office:value="120.450526" calcext:value-type="float">
            <text:p>120.450526</text:p>
          </table:table-cell>
          <table:table-cell office:value-type="float" office:value="23.480273" calcext:value-type="float">
            <text:p>23.480273</text:p>
          </table:table-cell>
          <table:table-cell office:value-type="string" calcext:value-type="string">
            <text:p>No. 285, Zhongshan Rd, East District, Chiayi City, 600, Taiwan</text:p>
          </table:table-cell>
        </table:table-row>
        <table:table-row table:style-name="ro2"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office:value-type="float" office:value="120.241572" calcext:value-type="float">
            <text:p>120.241572</text:p>
          </table:table-cell>
          <table:table-cell office:value-type="float" office:value="23.464158" calcext:value-type="float">
            <text:p>23.464158</text:p>
          </table:table-cell>
          <table:table-cell office:value-type="string" calcext:value-type="string">
            <text:p>2, No. 2, Wenhua N Rd, Puzi City, Chiayi County, 613, Taiwan</text:p>
          </table:table-cell>
        </table:table-row>
        <table:table-row table:style-name="ro2"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office:value-type="float" office:value="120.425938" calcext:value-type="float">
            <text:p>120.425938</text:p>
          </table:table-cell>
          <table:table-cell office:value-type="float" office:value="23.5559" calcext:value-type="float">
            <text:p>23.5559</text:p>
          </table:table-cell>
          <table:table-cell office:value-type="string" calcext:value-type="string">
            <text:p>No. 212, Baosheng St, Minxiong Township, Chiayi County, 621, Taiwan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office:value-type="float" office:value="120.448315" calcext:value-type="float">
            <text:p>120.448315</text:p>
          </table:table-cell>
          <table:table-cell office:value-type="float" office:value="23.480824" calcext:value-type="float">
            <text:p>23.480824</text:p>
          </table:table-cell>
          <table:table-cell office:value-type="string" calcext:value-type="string">
            <text:p>No. 279, Guohua St, West District, Chiayi City, 600, Taiwan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office:value-type="float" office:value="120.449799" calcext:value-type="float">
            <text:p>120.449799</text:p>
          </table:table-cell>
          <table:table-cell office:value-type="float" office:value="23.479872" calcext:value-type="float">
            <text:p>23.479872</text:p>
          </table:table-cell>
          <table:table-cell office:value-type="string" calcext:value-type="string">
            <text:p>No. 309, Zhongshan Rd, East District, Chiayi City, 600, Taiwan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office:value-type="float" office:value="120.451109" calcext:value-type="float">
            <text:p>120.451109</text:p>
          </table:table-cell>
          <table:table-cell office:value-type="float" office:value="23.479463" calcext:value-type="float">
            <text:p>23.479463</text:p>
          </table:table-cell>
          <table:table-cell office:value-type="string" calcext:value-type="string">
            <text:p>No. 132, Guanghua Rd, East District, Chiayi City, 600, Taiwan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office:value-type="float" office:value="120.437866" calcext:value-type="float">
            <text:p>120.437866</text:p>
          </table:table-cell>
          <table:table-cell office:value-type="float" office:value="23.468266" calcext:value-type="float">
            <text:p>23.468266</text:p>
          </table:table-cell>
          <table:table-cell office:value-type="string" calcext:value-type="string">
            <text:p>2, No. 342, Xingye W Rd, West District, Chiayi City, 600, Taiwan</text:p>
          </table:table-cell>
        </table:table-row>
        <table:table-row table:style-name="ro2"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office:value-type="float" office:value="120.450103" calcext:value-type="float">
            <text:p>120.450103</text:p>
          </table:table-cell>
          <table:table-cell office:value-type="float" office:value="23.480018" calcext:value-type="float">
            <text:p>23.480018</text:p>
          </table:table-cell>
          <table:table-cell office:value-type="string" calcext:value-type="string">
            <text:p>3, No. 307, Zhongshan Rd, East District, Chiayi City, 600, Taiwan</text:p>
          </table:table-cell>
        </table:table-row>
        <table:table-row table:style-name="ro2"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office:value-type="float" office:value="120.448056" calcext:value-type="float">
            <text:p>120.448056</text:p>
          </table:table-cell>
          <table:table-cell office:value-type="float" office:value="23.484006" calcext:value-type="float">
            <text:p>23.484006</text:p>
          </table:table-cell>
          <table:table-cell office:value-type="string" calcext:value-type="string">
            <text:p>No. 153, Linsen W Rd, West District, Chiayi City, 600, Taiwan</text:p>
          </table:table-cell>
        </table:table-row>
        <table:table-row table:style-name="ro2">
          <table:table-cell office:value-type="float" office:value="5921" calcext:value-type="float">
            <text:p>5921</text:p>
          </table:table-cell>
          <table:table-cell office:value-type="string" calcext:value-type="string">
            <text:p>元富-嘉義</text:p>
          </table:table-cell>
          <table:table-cell office:value-type="float" office:value="120.452022" calcext:value-type="float">
            <text:p>120.452022</text:p>
          </table:table-cell>
          <table:table-cell office:value-type="float" office:value="23.474609" calcext:value-type="float">
            <text:p>23.474609</text:p>
          </table:table-cell>
          <table:table-cell office:value-type="string" calcext:value-type="string">
            <text:p>No. 316, Chuiyang Rd, East District, Chiayi City, 600, Taiwan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1:10:55.266225959</meta:creation-date>
    <dc:date>2022-05-17T13:54:51.304840647</dc:date>
    <meta:editing-duration>PT2H43M46S</meta:editing-duration>
    <meta:editing-cycles>18</meta:editing-cycles>
    <meta:generator>LibreOffice/7.2.2.2$MacOSX_X86_64 LibreOffice_project/02b2acce88a210515b4a5bb2e46cbfb63fe97d56</meta:generator>
    <meta:document-statistic meta:table-count="1" meta:cell-count="115" meta:object-count="0"/>
  </office:meta>
</office:document-meta>
</file>